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2.993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7.438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8.07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9cm" fo:min-width="0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20.773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3.31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655cm" fo:min-width="3.31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2.058cm" fo:min-width="2.793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017cm" fo:min-width="3.31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93cm" svg:height="2.54cm" svg:x="1.317cm" svg:y="2.27cm">
          <text:p text:style-name="P1">API</text:p>
          <draw:enhanced-geometry svg:viewBox="0 0 21600 21600" draw:type="rectangle" draw:enhanced-path="M 0 0 L 21600 0 21600 21600 0 21600 0 0 Z N"/>
        </draw:custom-shape>
        <draw:line draw:style-name="gr2" draw:text-style-name="P3" draw:layer="controls" svg:x1="4.81cm" svg:y1="3.54cm" svg:x2="5.762cm" svg:y2="3.54cm">
          <text:p/>
        </draw:line>
        <draw:custom-shape draw:style-name="gr1" draw:text-style-name="P2" draw:layer="controls" svg:width="3.493cm" svg:height="2.54cm" svg:x="10.207cm" svg:y="2.27cm">
          <text:p text:style-name="P1">FLINK</text:p>
          <draw:enhanced-geometry svg:viewBox="0 0 21600 21600" draw:type="rectangle" draw:enhanced-path="M 0 0 L 21600 0 21600 21600 0 21600 0 0 Z N"/>
        </draw:custom-shape>
        <draw:custom-shape draw:style-name="gr1" draw:text-style-name="P2" draw:layer="controls" svg:width="3.493cm" svg:height="2.54cm" svg:x="5.762cm" svg:y="2.27cm">
          <text:p text:style-name="P1">KAFKA</text:p>
          <draw:enhanced-geometry svg:viewBox="0 0 21600 21600" draw:type="rectangle" draw:enhanced-path="M 0 0 L 21600 0 21600 21600 0 21600 0 0 Z N"/>
        </draw:custom-shape>
        <draw:line draw:style-name="gr3" draw:text-style-name="P3" draw:layer="controls" svg:x1="9.283cm" svg:y1="3.616cm" svg:x2="10.235cm" svg:y2="3.616cm">
          <text:p/>
        </draw:line>
        <draw:custom-shape draw:style-name="gr1" draw:text-style-name="P2" draw:layer="controls" svg:width="3.493cm" svg:height="2.54cm" svg:x="14.652cm" svg:y="2.27cm">
          <text:p text:style-name="P1">POSTGRES STG</text:p>
          <draw:enhanced-geometry svg:viewBox="0 0 21600 21600" draw:type="rectangle" draw:enhanced-path="M 0 0 L 21600 0 21600 21600 0 21600 0 0 Z N"/>
        </draw:custom-shape>
        <draw:line draw:style-name="gr3" draw:text-style-name="P3" draw:layer="controls" svg:x1="13.7cm" svg:y1="3.54cm" svg:x2="14.652cm" svg:y2="3.54cm">
          <text:p/>
        </draw:line>
        <draw:custom-shape draw:style-name="gr1" draw:text-style-name="P2" draw:layer="controls" svg:width="3.493cm" svg:height="2.54cm" svg:x="14.652cm" svg:y="2.27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controls" svg:width="3.493cm" svg:height="2.54cm" svg:x="19.097cm" svg:y="2.27cm">
          <text:p text:style-name="P1">POSTGRES PROD</text:p>
          <draw:enhanced-geometry svg:viewBox="0 0 21600 21600" draw:type="rectangle" draw:enhanced-path="M 0 0 L 21600 0 21600 21600 0 21600 0 0 Z N"/>
        </draw:custom-shape>
        <draw:line draw:style-name="gr3" draw:text-style-name="P3" draw:layer="controls" svg:x1="18.145cm" svg:y1="3.54cm" svg:x2="19.097cm" svg:y2="3.54cm">
          <text:p/>
        </draw:line>
        <draw:custom-shape draw:style-name="gr4" draw:text-style-name="P1" draw:layer="controls" svg:width="7.938cm" svg:height="1.905cm" svg:x="14.652cm" svg:y="5.44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controls" svg:width="1.772cm" svg:height="0.962cm" svg:x="17.325cm" svg:y="6.07cm">
          <draw:text-box>
            <text:p text:style-name="P4">DBT</text:p>
          </draw:text-box>
        </draw:frame>
        <draw:custom-shape draw:style-name="gr6" draw:text-style-name="P1" draw:layer="controls" svg:width="8.573cm" svg:height="2.54cm" svg:x="1.317cm" svg:y="11.997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controls" svg:width="3.042cm" svg:height="1.279cm" svg:x="4.063cm" svg:y="12.454cm">
          <draw:text-box>
            <text:p>KESTRA</text:p>
          </draw:text-box>
        </draw:frame>
        <draw:custom-shape draw:style-name="gr6" draw:text-style-name="P1" draw:layer="controls" svg:width="8.573cm" svg:height="2.54cm" svg:x="13.904cm" svg:y="11.96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controls" svg:width="3.042cm" svg:height="1.279cm" svg:x="16.98cm" svg:y="12.379cm">
          <draw:text-box>
            <text:p>KESTRA</text:p>
          </draw:text-box>
        </draw:frame>
        <draw:custom-shape draw:style-name="gr8" draw:text-style-name="P1" draw:layer="controls" svg:width="21.273cm" svg:height="2.54cm" svg:x="1.429cm" svg:y="15.273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controls" svg:width="3.216cm" svg:height="0.962cm" svg:x="10.95cm" svg:y="15.842cm">
          <draw:text-box>
            <text:p>DOCKER</text:p>
          </draw:text-box>
        </draw:frame>
        <draw:custom-shape draw:style-name="gr10" draw:text-style-name="P2" draw:layer="controls" svg:width="3.81cm" svg:height="2.54cm" svg:x="23.86cm" svg:y="2.27cm">
          <text:p text:style-name="P1">STORAGE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3.81cm" svg:height="2.54cm" svg:x="23.86cm" svg:y="2.27cm">
          <text:p text:style-name="P1">STORAGE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controls" svg:width="3.81cm" svg:height="1.905cm" svg:x="23.86cm" svg:y="5.445cm">
          <text:p text:style-name="P1">TRANSFOR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controls" svg:width="3.81cm" svg:height="2.54cm" svg:x="23.972cm" svg:y="11.885cm">
          <text:p text:style-name="P1">ORCHESTR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controls" svg:width="3.81cm" svg:height="2.54cm" svg:x="23.776cm" svg:y="15.245cm">
          <text:p text:style-name="P1">INFR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controls" svg:x1="16.325cm" svg:y1="4.756cm" svg:x2="16.325cm" svg:y2="5.516cm">
          <text:p/>
        </draw:line>
        <draw:line draw:style-name="gr13" draw:text-style-name="P3" draw:layer="controls" svg:x1="20.434cm" svg:y1="5.432cm" svg:x2="20.378cm" svg:y2="4.841cm">
          <text:p/>
        </draw:line>
        <draw:custom-shape draw:style-name="gr14" draw:text-style-name="P1" draw:layer="controls" svg:width="3.293cm" svg:height="2.308cm" svg:x="19.309cm" svg:y="8.247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controls" svg:width="2.14cm" svg:height="2.384cm" svg:x="19.533cm" svg:y="8.359cm">
          <draw:text-box>
            <text:p>GRAFANA</text:p>
          </draw:text-box>
        </draw:frame>
        <draw:custom-shape draw:style-name="gr16" draw:text-style-name="P2" draw:layer="controls" svg:width="3.81cm" svg:height="2.267cm" svg:x="23.86cm" svg:y="8.232cm">
          <text:p text:style-name="P1">VISUALIZE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22:08:09.733559677</meta:creation-date>
    <dc:date>2025-03-07T22:34:33.417153697</dc:date>
    <meta:editing-duration>PT10M8S</meta:editing-duration>
    <meta:editing-cycles>3</meta:editing-cycles>
    <meta:generator>LibreOffice/24.2.7.2$Linux_X86_64 LibreOffice_project/420$Build-2</meta:generator>
    <meta:document-statistic meta:object-count="28"/>
  </office:meta>
</office:document-meta>
</file>